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fo:font-style="italic" officeooo:paragraph-rsid="00341127" style:font-name-asian="Book Antiqua1" style:font-size-asian="9pt" style:font-style-asian="italic" style:font-name-complex="Book Antiqua1" style:font-size-complex="9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fo:font-style="italic" style:font-name-asian="Book Antiqua1" style:font-size-asian="9pt" style:font-style-asian="italic" style:font-name-complex="Book Antiqua1" style:font-size-complex="9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style:font-name-asian="Book Antiqua1" style:font-size-asian="9pt" style:font-name-complex="Book Antiqua1" style:font-size-complex="9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1.005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Book Antiqua" fo:font-size="11pt" officeooo:rsid="002264b6" officeooo:paragraph-rsid="002264b6" style:font-name-asian="Book Antiqua1" style:font-size-asian="11pt" style:font-name-complex="Book Antiqua1" style:font-size-complex="11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Book Antiqua" fo:font-size="11pt" officeooo:rsid="002264b6" officeooo:paragraph-rsid="002264b6" style:font-name-asian="Book Antiqua1" style:font-size-asian="11pt" style:font-name-complex="Book Antiqua1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Book Antiqua" fo:font-size="11pt" officeooo:rsid="002285b4" officeooo:paragraph-rsid="002285b4" style:font-name-asian="Book Antiqua1" style:font-size-asian="11pt" style:font-name-complex="Book Antiqua1" style:font-size-complex="11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Book Antiqua" fo:font-size="11pt" officeooo:rsid="0027c77d" officeooo:paragraph-rsid="0027c77d" style:font-name-asian="Book Antiqua1" style:font-size-asian="11pt" style:font-name-complex="Book Antiqua1" style:font-size-complex="11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Book Antiqua" fo:font-size="11pt" officeooo:rsid="00287c35" officeooo:paragraph-rsid="00287c35" style:font-name-asian="Book Antiqua1" style:font-size-asian="11pt" style:font-name-complex="Book Antiqua1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Book Antiqua" fo:font-size="11pt" officeooo:rsid="0028e1d1" officeooo:paragraph-rsid="0028e1d1" style:font-name-asian="Book Antiqua1" style:font-size-asian="11pt" style:font-name-complex="Book Antiqua1" style:font-size-complex="11pt"/>
    </style:style>
    <style:style style:name="P12" style:family="paragraph" style:parent-style-name="Standard">
      <style:paragraph-properties fo:margin-left="0cm" fo:margin-right="0cm" fo:margin-top="0cm" fo:margin-bottom="1.27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9pt" fo:font-style="italic" style:text-underline-style="none" fo:font-weight="normal" style:font-name-asian="Cambria1" style:font-size-asian="9pt" style:font-style-asian="italic" style:font-weight-asian="normal" style:font-name-complex="Cambria1" style:font-size-complex="9pt"/>
    </style:style>
    <style:style style:name="P13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14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paragraph-rsid="0038c06c" style:font-name-asian="Book Antiqua1" style:font-size-asian="11pt" style:font-weight-asian="bold" style:font-name-complex="Book Antiqua1" style:font-size-complex="11pt"/>
    </style:style>
    <style:style style:name="P15" style:family="paragraph" style:parent-style-name="Standard">
      <style:paragraph-properties fo:orphans="0" fo:widows="0">
        <style:tab-stops>
          <style:tab-stop style:position="0.635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16" style:family="paragraph" style:parent-style-name="Standard">
      <style:paragraph-properties fo:orphans="0" fo:widows="0">
        <style:tab-stops>
          <style:tab-stop style:position="0.953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17" style:family="paragraph" style:parent-style-name="Standard">
      <style:paragraph-properties fo:orphans="0" fo:widows="0">
        <style:tab-stops>
          <style:tab-stop style:position="1.005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19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rsid="001a452c" officeooo:paragraph-rsid="001a452c" style:font-name-asian="Book Antiqua1" style:font-size-asian="11pt" style:font-weight-asian="bold" style:font-name-complex="Book Antiqua1" style:font-size-complex="11pt"/>
    </style:style>
    <style:style style:name="P20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rsid="0038c06c" officeooo:paragraph-rsid="0038c06c" style:font-name-asian="Book Antiqua1" style:font-size-asian="11pt" style:font-weight-asian="bold" style:font-name-complex="Book Antiqua1" style:font-size-complex="11pt"/>
    </style:style>
    <style:style style:name="P21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rsid="0038c06c" officeooo:paragraph-rsid="003ab36f" style:font-name-asian="Book Antiqua1" style:font-size-asian="11pt" style:font-weight-asian="bold" style:font-name-complex="Book Antiqua1" style:font-size-complex="11pt"/>
    </style:style>
    <style:style style:name="P22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rsid="003ab36f" officeooo:paragraph-rsid="003ab36f" style:font-name-asian="Book Antiqua1" style:font-size-asian="11pt" style:font-weight-asian="bold" style:font-name-complex="Book Antiqua1" style:font-size-complex="11pt"/>
    </style:style>
    <style:style style:name="P23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paragraph-rsid="001c0aa9" style:font-name-asian="Book Antiqua1" style:font-size-asian="11pt" style:font-weight-asian="bold" style:font-name-complex="Book Antiqua1" style:font-size-complex="11pt"/>
    </style:style>
    <style:style style:name="P24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officeooo:rsid="001c0aa9" officeooo:paragraph-rsid="001c0aa9" style:font-name-asian="Book Antiqua1" style:font-size-asian="11pt" style:font-name-complex="Book Antiqua1" style:font-size-complex="11pt"/>
    </style:style>
    <style:style style:name="P25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officeooo:rsid="001f78a6" officeooo:paragraph-rsid="001f78a6" style:font-name-asian="Book Antiqua1" style:font-size-asian="11pt" style:font-name-complex="Book Antiqua1" style:font-size-complex="11pt"/>
    </style:style>
    <style:style style:name="P26" style:family="paragraph" style:parent-style-name="Standard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officeooo:rsid="0028e1d1" officeooo:paragraph-rsid="0028e1d1" style:font-name-asian="Book Antiqua1" style:font-size-asian="11pt" style:font-name-complex="Book Antiqua1" style:font-size-complex="11pt"/>
    </style:style>
    <style:style style:name="P27" style:family="paragraph" style:parent-style-name="Standard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officeooo:rsid="002933be" officeooo:paragraph-rsid="002933be" style:font-name-asian="Book Antiqua1" style:font-size-asian="11pt" style:font-name-complex="Book Antiqua1" style:font-size-complex="11pt"/>
    </style:style>
    <style:style style:name="P28" style:family="paragraph" style:parent-style-name="Standard">
      <style:paragraph-properties fo:text-align="justify" style:justify-single-word="false" fo:orphans="0" fo:widows="0"/>
      <style:text-properties style:font-name="Book Antiqua" fo:font-size="11pt" officeooo:rsid="002ffab4" officeooo:paragraph-rsid="0031e833" style:font-name-asian="Book Antiqua1" style:font-size-asian="11pt" style:font-name-complex="Book Antiqua1" style:font-size-complex="11pt"/>
    </style:style>
    <style:style style:name="P29" style:family="paragraph" style:parent-style-name="Standard">
      <style:paragraph-properties fo:text-align="justify" style:justify-single-word="false" fo:orphans="0" fo:widows="0"/>
      <style:text-properties style:font-name="Book Antiqua" fo:font-size="11pt" officeooo:rsid="0031e833" officeooo:paragraph-rsid="0031e833" style:font-name-asian="Book Antiqua1" style:font-size-asian="11pt" style:font-name-complex="Book Antiqua1" style:font-size-complex="11pt"/>
    </style:style>
    <style:style style:name="P30" style:family="paragraph" style:parent-style-name="Standard">
      <style:paragraph-properties fo:text-align="justify" style:justify-single-word="false" fo:orphans="0" fo:widows="0"/>
      <style:text-properties style:font-name="Book Antiqua" fo:font-size="11pt" officeooo:rsid="003586f7" officeooo:paragraph-rsid="003586f7" style:font-name-asian="Book Antiqua1" style:font-size-asian="11pt" style:font-name-complex="Book Antiqua1" style:font-size-complex="11pt"/>
    </style:style>
    <style:style style:name="P31" style:family="paragraph" style:parent-style-name="Standard">
      <style:paragraph-properties fo:text-align="justify" style:justify-single-word="false" fo:orphans="0" fo:widows="0"/>
      <style:text-properties style:font-name="Book Antiqua" fo:font-size="11pt" officeooo:rsid="0037477b" officeooo:paragraph-rsid="0037477b" style:font-name-asian="Book Antiqua1" style:font-size-asian="11pt" style:font-name-complex="Book Antiqua1" style:font-size-complex="11pt"/>
    </style:style>
    <style:style style:name="P32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normal" style:font-name-asian="Book Antiqua1" style:font-size-asian="11pt" style:font-weight-asian="normal" style:font-name-complex="Book Antiqua1" style:font-size-complex="11pt" style:font-weight-complex="normal"/>
    </style:style>
    <style:style style:name="P33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normal" officeooo:rsid="003caddc" officeooo:paragraph-rsid="003caddc" style:font-name-asian="Book Antiqua1" style:font-size-asian="11pt" style:font-weight-asian="normal" style:font-name-complex="Book Antiqua1" style:font-size-complex="11pt" style:font-weight-complex="normal"/>
    </style:style>
    <style:style style:name="P34" style:family="paragraph" style:parent-style-name="Standard">
      <style:paragraph-properties fo:orphans="0" fo:widows="0">
        <style:tab-stops>
          <style:tab-stop style:position="0.953cm"/>
        </style:tab-stops>
      </style:paragraph-properties>
    </style:style>
    <style:style style:name="P35" style:family="paragraph" style:parent-style-name="Standard">
      <style:paragraph-properties fo:margin-left="1.27cm" fo:margin-right="0cm" fo:orphans="0" fo:widows="0" fo:text-indent="0cm" style:auto-text-indent="false">
        <style:tab-stops>
          <style:tab-stop style:position="0.635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36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Book Antiqua" fo:font-size="11pt" fo:font-style="normal" style:text-underline-style="none" fo:font-weight="normal" style:font-name-asian="Book Antiqua1" style:font-size-asian="11pt" style:font-style-asian="normal" style:font-weight-asian="normal" style:font-name-complex="Book Antiqua1" style:font-size-complex="11pt"/>
    </style:style>
    <style:style style:name="P37" style:family="paragraph" style:parent-style-name="Standard">
      <style:paragraph-properties fo:text-align="center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6pt" fo:font-weight="bold" officeooo:rsid="001a452c" officeooo:paragraph-rsid="001a452c" style:font-name-asian="Book Antiqua1" style:font-size-asian="16pt" style:font-weight-asian="bold" style:font-name-complex="Book Antiqua1" style:font-size-complex="16pt"/>
    </style:style>
    <style:style style:name="P38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rsid="003caddc" officeooo:paragraph-rsid="003caddc" style:font-name-asian="Book Antiqua1" style:font-size-asian="11pt" style:font-weight-asian="bold" style:font-name-complex="Book Antiqua1" style:font-size-complex="11pt" style:font-weight-complex="normal"/>
    </style:style>
    <style:style style:name="P39" style:family="paragraph" style:parent-style-name="Standard">
      <style:paragraph-properties fo:text-align="justify" style:justify-single-word="false" fo:orphans="0" fo:widows="0"/>
      <style:text-properties style:font-name="Book Antiqua" fo:font-size="11pt" fo:font-style="normal" officeooo:rsid="0037477b" officeooo:paragraph-rsid="0037477b" style:font-name-asian="Book Antiqua1" style:font-size-asian="11pt" style:font-style-asian="normal" style:font-name-complex="Book Antiqua1" style:font-size-complex="11pt" style:font-style-complex="normal"/>
    </style:style>
    <style:style style:name="P40" style:family="paragraph" style:parent-style-name="Standard">
      <style:paragraph-properties fo:text-align="justify" style:justify-single-word="false" fo:orphans="0" fo:widows="0"/>
      <style:text-properties style:font-name="Book Antiqua" fo:font-size="11pt" fo:font-style="normal" officeooo:rsid="003d3f99" officeooo:paragraph-rsid="003d3f99" style:font-name-asian="Book Antiqua1" style:font-size-asian="11pt" style:font-style-asian="normal" style:font-name-complex="Book Antiqua1" style:font-size-complex="11pt" style:font-style-complex="normal"/>
    </style:style>
    <style:style style:name="P41" style:family="paragraph" style:parent-style-name="Standard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fo:font-style="normal" officeooo:rsid="0028e1d1" officeooo:paragraph-rsid="0028e1d1" style:font-name-asian="Book Antiqua1" style:font-size-asian="11pt" style:font-style-asian="normal" style:font-name-complex="Book Antiqua1" style:font-size-complex="11pt" style:font-style-complex="normal"/>
    </style:style>
    <style:style style:name="P42" style:family="paragraph" style:parent-style-name="Standard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fo:font-style="normal" officeooo:rsid="002933be" officeooo:paragraph-rsid="0028e1d1" style:font-name-asian="Book Antiqua1" style:font-size-asian="11pt" style:font-style-asian="normal" style:font-name-complex="Book Antiqua1" style:font-size-complex="11pt" style:font-style-complex="normal"/>
    </style:style>
    <style:style style:name="P43" style:family="paragraph" style:parent-style-name="Standard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fo:font-style="normal" officeooo:rsid="002aefdb" officeooo:paragraph-rsid="002933be" style:font-name-asian="Book Antiqua1" style:font-size-asian="11pt" style:font-style-asian="normal" style:font-name-complex="Book Antiqua1" style:font-size-complex="11pt" style:font-style-complex="normal"/>
    </style:style>
    <style:style style:name="P44" style:family="paragraph" style:parent-style-name="Standard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fo:font-style="normal" officeooo:rsid="002aefdb" officeooo:paragraph-rsid="002aefdb" style:font-name-asian="Book Antiqua1" style:font-size-asian="11pt" style:font-style-asian="normal" style:font-name-complex="Book Antiqua1" style:font-size-complex="11pt" style:font-style-complex="normal"/>
    </style:style>
    <style:style style:name="P45" style:family="paragraph" style:parent-style-name="Standard" style:master-page-name="Standard">
      <style:paragraph-properties fo:text-align="center" style:justify-single-word="false" fo:orphans="0" fo:widows="0" style:page-number="1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6pt" fo:font-weight="bold" officeooo:rsid="001a452c" officeooo:paragraph-rsid="001a452c" style:font-name-asian="Book Antiqua1" style:font-size-asian="16pt" style:font-weight-asian="bold" style:font-name-complex="Book Antiqua1" style:font-size-complex="16pt"/>
    </style:style>
    <style:style style:name="T1" style:family="text">
      <style:text-properties officeooo:rsid="001a964a"/>
    </style:style>
    <style:style style:name="T2" style:family="text">
      <style:text-properties officeooo:rsid="00341127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ook Antiqua" fo:font-size="9pt" fo:font-style="normal" style:text-underline-style="none" fo:font-weight="normal" style:font-name-asian="Book Antiqua1" style:font-size-asian="9pt" style:font-style-asian="normal" style:font-weight-asian="normal" style:font-name-complex="Book Antiqua1" style:font-size-complex="9pt"/>
    </style:style>
    <style:style style:name="T4" style:family="text">
      <style:text-properties officeooo:rsid="001846de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a452c" style:font-weight-asian="bold"/>
    </style:style>
    <style:style style:name="T7" style:family="text">
      <style:text-properties officeooo:rsid="001d11ff"/>
    </style:style>
    <style:style style:name="T8" style:family="text">
      <style:text-properties officeooo:rsid="00203f0c"/>
    </style:style>
    <style:style style:name="T9" style:family="text">
      <style:text-properties officeooo:rsid="002285b4"/>
    </style:style>
    <style:style style:name="T10" style:family="text">
      <style:text-properties officeooo:rsid="0027dd3e"/>
    </style:style>
    <style:style style:name="T11" style:family="text">
      <style:text-properties officeooo:rsid="0028e1d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41127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933be" style:font-style-asian="normal" style:font-style-complex="normal"/>
    </style:style>
    <style:style style:name="T16" style:family="text">
      <style:text-properties fo:font-style="normal" officeooo:rsid="002aefdb" style:font-style-asian="normal" style:font-style-complex="normal"/>
    </style:style>
    <style:style style:name="T17" style:family="text">
      <style:text-properties officeooo:rsid="002c7aec"/>
    </style:style>
    <style:style style:name="T18" style:family="text">
      <style:text-properties officeooo:rsid="0031e833"/>
    </style:style>
    <style:style style:name="T19" style:family="text">
      <style:text-properties officeooo:rsid="003346b9"/>
    </style:style>
    <style:style style:name="T20" style:family="text">
      <style:text-properties officeooo:rsid="0035b40c"/>
    </style:style>
    <style:style style:name="T21" style:family="text">
      <style:text-properties officeooo:rsid="003caddc"/>
    </style:style>
    <style:style style:name="T22" style:family="text">
      <style:text-properties officeooo:rsid="003e0f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FICHAMENTO:</text:p>
      <text:p text:style-name="P37">Semi-Automatic 3D City Model Generation from Large-Format Aerial Images. </text:p>
      <text:p text:style-name="P18"/>
      <text:p text:style-name="P13"/>
      <text:p text:style-name="P20">ARQ B30 – Modelagem da Informação da Cidade – 2018.2</text:p>
      <text:p text:style-name="P20"/>
      <text:p text:style-name="P21">Professores: </text:p>
      <text:p text:style-name="P21"><text:tab/><text:tab/><text:tab/>Arivaldo Leão de Amorim</text:p>
      <text:p text:style-name="P20"><text:tab/><text:tab/><text:tab/>Natalie Johanna Groetelaars</text:p>
      <text:p text:style-name="P22">Aluno:</text:p>
      <text:p text:style-name="P14"><text:tab/><text:tab/><text:tab/>Fernando Ferraz Ribeiro<text:span text:style-name="T4"> – </text:span><text:a xlink:type="simple" xlink:href="mailto:fernando.ribeiro@ufba.br" text:style-name="Internet_20_link" text:visited-style-name="Visited_20_Internet_20_Link"><text:span text:style-name="T4">fernando.ribeiro@ufba.br</text:span></text:a></text:p>
      <text:p text:style-name="P13"/>
      <text:p text:style-name="P13"/>
      <text:p text:style-name="P19">1. Citação formatada:</text:p>
      <text:p text:style-name="P19"/>
      <text:p text:style-name="P32">BUYUKDEMIRCIOGLU, M.; KOCAMAN, S.; ISIKDAG, U. Semi-Automatic 3D City Model Generation from Large-Format Aerial Images. ISPRS International Journal of Geo-Information, v. 7, n. 9, p. 339, 2018. </text:p>
      <text:p text:style-name="P32"/>
      <text:p text:style-name="P33"><text:span text:style-name="T6">2</text:span><text:span text:style-name="T5">.<text:tab/>Palavras chave:</text:span></text:p>
      <text:p text:style-name="P38"/>
      <text:p text:style-name="P33">3D city model; visualization; DSM; DTM; aerial imagery.</text:p>
      <text:p text:style-name="P13"/>
      <text:p text:style-name="P17"><text:span text:style-name="T21">3</text:span>.<text:tab/>Objetivo:</text:p>
      <text:p text:style-name="P13"/>
      <text:p text:style-name="P24">O objetivo do artigo é apresentar uma metodologia de <text:span text:style-name="T7">criação de modelos tridimensionais de cidades a partir de um levantamento aerofotogramétrico e de arquivos CAD com a projeção das edificações envolvendo etapas automatizadas e manuais, focando a redução do custo e do tempo despendido, principalmente nas etapas manuais. O método proposto foi testado na produção de um modelo 3D, gerado no padrão CityGML com o nível de detalhe LoD2, tendo como objeto de representação a cidade de Cesme, na província de Esmirna, Turquia.</text:span></text:p>
      <text:p text:style-name="P24"/>
      <text:p text:style-name="P25">O modelo recebe texturas geradas automaticamente pelo método para obter uma melhor qualidade na visualização <text:span text:style-name="T8">e dados semânticos são adicionados para possibilitar uma gama de análises e simulações.</text:span></text:p>
      <text:p text:style-name="P23"/>
      <text:p text:style-name="P4"><text:span text:style-name="T21">4</text:span>.<text:tab/>Metodologia.</text:p>
      <text:p text:style-name="P13"/>
      <text:p text:style-name="P5">O processo consiste na obtenção de um modelo <text:span text:style-name="T9">digital de superfície e dos modelos das edificações (reconstrução das edificações). As etapas principais são: a produção de dados fotogramétricos e a reconstrução das edificações.</text:span></text:p>
      <text:p text:style-name="P7"/>
      <text:p text:style-name="P8">A obtenção de dados fotogramétricos incluem as etapas de planejamento do voo, sinalização dos pontos de controle de terra, a aquisição de imagens, triangulação e a extração manual de <text:soft-page-break/>características.</text:p>
      <text:p text:style-name="P8"/>
      <text:p text:style-name="P9">Uma etapa de pós-processamento dos dados fotogramétricos <text:span text:style-name="T10">é unitizada para a geração de um modelo DSM. A partir destes dados, as curvas de nível alturas fotogramétricas são extraídas manualmente em um software CAD. </text:span></text:p>
      <text:p text:style-name="P9"/>
      <text:p text:style-name="P10">Em seguida os dados são convertidos em uma malha TIN e uma malha DTM. Após a reconstrução digital das edificações, o modelo é convertido para o padrão CityGML.</text:p>
      <text:p text:style-name="P10"/>
      <text:p text:style-name="P11">As texturas são extraídas das imagens e acopladas às superfícies do modelo e convertidas para o padrão CityGML.</text:p>
      <text:p text:style-name="P35"/>
      <text:p text:style-name="P16"><text:span text:style-name="T21">5.</text:span><text:tab/><text:span text:style-name="T17">Implementação:</text:span></text:p>
      <text:p text:style-name="P15"/>
      <text:p text:style-name="P28">Os dados adquiridos no voo fotogramétrico <text:span text:style-name="T18">são ajustados utilizando parâmetros de orientação externa baseados no sistema de navegação interno do avião e em uma antena GNSS. Para melhorar a precisão também foram utilizados os pontos de controle de terra. A área foi dividida em sete sub-regiões para otimizar o processo de ajuste.</text:span></text:p>
      <text:p text:style-name="P28"/>
      <text:p text:style-name="P29">O mapa contendo as projeções das edificações e informações do entorno e terreno são obtidos pela operação manual ou semiautomática. Dados semânticos sobre as edificações são colocados em camadas específicas do arquivo CAD para possibilitar a leitura e análise destes atributos.</text:p>
      <text:p text:style-name="P29"/>
      <text:p text:style-name="P29">O modelo digital de terreno é criado a partir das curvas de nível, obtidas manualmente, e das alturas fotogramétricas. <text:span text:style-name="T19">No caso em estudo mais de 1,2 milhões de de pontos de altura, as curvas de nível e as linhas de interrupção são convertidas em uma malha TIN e um único DTM com o espaçamento de um metro. </text:span></text:p>
      <text:p text:style-name="P29"/>
      <text:p text:style-name="P28"><text:span text:style-name="T2">O DSM foi gerado pelo processamento fotogramétrico, utilizando o </text:span><text:span text:style-name="T13">software </text:span><text:span text:style-name="T2">Agisoft Photoscan Pro. Um DSM foi gerado para cada uma das sete sub-regiões.</text:span></text:p>
      <text:p text:style-name="P28"/>
      <text:p text:style-name="P30">O <text:span text:style-name="T12">software</text:span> BuildingReconstruction 2018 foi utilizado para a reconstrução dos edifícios. <text:span text:style-name="T20">O programa permite a reconstrução automática dos edifícios e também a edição manual dos resultados imprecisos. Recebe como entrada o DSM e o arquivo com as projeções das edificações. Gerando modelos nos LoD1 e LoD2. Para a obtenção do LoD2, o processo compara o DSM <text:s/>e as projeções com uma biblioteca de modelos de cobertura interna ao programa, buscando a forma de cobertura que mais se aproxima dos dados de entrada.</text:span></text:p>
      <text:p text:style-name="P30"/>
      <text:p text:style-name="P31">A geração automática de texturas, utilizou o <text:span text:style-name="T12">software </text:span><text:span text:style-name="T14">CityGrid Texturizer. As fotos aéreas com orientação nadir são utilizadas para as texturas de cobertura e as oblíquas para a orinetação das fachadas. Para a otimização do processo, procurou-se utilizar imagens dos prédios mais próximas do centro da fotografia. Isso diminui a distorção da perspectiva e facilita o processamento. As imagens passam pro um processamento de refino e ajuste de cores e são mapeadas nas faces correspondentes do modelo.</text:span></text:p>
      <text:p text:style-name="P39"/>
      <text:p text:style-name="P40">A conversão para o padrão CityGML é feita pelo programa FEM.</text:p>
      <text:p text:style-name="P36"/>
      <text:p text:style-name="P16"><text:soft-page-break/><text:span text:style-name="T21">6</text:span>.<text:tab/><text:span text:style-name="T11">Conclusões</text:span>.</text:p>
      <text:p text:style-name="P16"/>
      <text:p text:style-name="P26">Os autores advogam <text:s/>o êxito do método, tendo em vista a execução do modelo da cidade em uma semana, utilizando a mão de obra de um operador treinado e um computador. Também alegam que o excessivo volume de pré-processamento e a maior parte da operação manual se deve à necessidade de conversão de formatos utilizados pelos diferentes <text:span text:style-name="T12">softwares </text:span><text:span text:style-name="T14">utilizados.</text:span></text:p>
      <text:p text:style-name="P41"/>
      <text:p text:style-name="P26"><text:span text:style-name="T14">Limitações foram encontradas na reconstrução manual das edificações, </text:span><text:span text:style-name="T15">resultando em modelagem incorreta das coberturas. Isso decorre do limitado número de coberturas na biblioteca utilizada para a modelagem e/ou da oclusão das edificações por vegetação. Para resolver estes problemas é utilizada edição manual dos modelos.</text:span></text:p>
      <text:p text:style-name="P42"/>
      <text:p text:style-name="P27"><text:span text:style-name="T14">Outra limitação está na reconstrução automática das edificações </text:span><text:span text:style-name="T16">para grandes áreas. Para contornar esta limitação, a área de estudo foi dividida em áreas menores. A criação de DSM e DTM e a reconstrução das edificações são efetuadas nestas áreas, convertïdas em CityGML e aos modelos CityGML são agrupados em um único arquivo posteriormente.</text:span></text:p>
      <text:p text:style-name="P43"/>
      <text:p text:style-name="P44">Por fim, os autores recomendam a automação do controle de qualidade e controle de acurácia evem ser desenvolvidos em pesquisas futuras sobre geração de modelos tridimensionais de cidades.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 style:font-weight-asian="bold"/>
    </style:style>
    <style:style style:name="ListLabel_20_2" style:display-name="ListLabel 2" style:family="text">
      <style:text-properties style:font-name="Book Antiqua" fo:font-family="'Book Antiqua'" style:font-family-generic="roman" style:font-pitch="variable" fo:font-size="11pt" fo:font-weight="bold" style:font-weight-asian="bold"/>
    </style:style>
    <style:style style:name="ListLabel_20_3" style:display-name="ListLabel 3" style:family="text">
      <style:text-properties style:font-name="Book Antiqua" fo:font-family="'Book Antiqua'" style:font-family-generic="roman" style:font-pitch="variable" fo:font-size="11pt"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fo:font-style="italic" officeooo:paragraph-rsid="00341127" style:font-name-asian="Book Antiqua1" style:font-size-asian="9pt" style:font-style-asian="italic" style:font-name-complex="Book Antiqua1" style:font-size-complex="9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fo:font-style="italic" style:font-name-asian="Book Antiqua1" style:font-size-asian="9pt" style:font-style-asian="italic" style:font-name-complex="Book Antiqua1" style:font-size-complex="9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style:font-name-asian="Book Antiqua1" style:font-size-asian="9pt" style:font-name-complex="Book Antiqua1" style:font-size-complex="9pt"/>
    </style:style>
    <style:style style:name="MP5" style:family="paragraph" style:parent-style-name="Standard">
      <style:paragraph-properties fo:margin-left="0cm" fo:margin-right="0cm" fo:margin-top="0cm" fo:margin-bottom="1.27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9pt" fo:font-style="italic" style:text-underline-style="none" fo:font-weight="normal" style:font-name-asian="Cambria1" style:font-size-asian="9pt" style:font-style-asian="italic" style:font-weight-asian="normal" style:font-name-complex="Cambria1" style:font-size-complex="9pt"/>
    </style:style>
    <style:style style:name="MT1" style:family="text">
      <style:text-properties officeooo:rsid="001a964a"/>
    </style:style>
    <style:style style:name="MT2" style:family="text">
      <style:text-properties officeooo:rsid="003e0fa6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Book Antiqua" fo:font-size="9pt" fo:font-style="normal" style:text-underline-style="none" fo:font-weight="normal" style:font-name-asian="Book Antiqua1" style:font-size-asian="9pt" style:font-style-asian="normal" style:font-weight-asian="normal" style:font-name-complex="Book Antiqua1" style:font-size-complex="9pt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span text:style-name="MT1">FICHAMENTO: Semi</text:span>-Automatic 3D City Model Generation from Large-Format Aerial Images. <text:span text:style-name="MT2">fernando.ribeiro@ufba.br</text:span></text:p>
        <text:p text:style-name="MP2"/>
        <text:p text:style-name="MP3"><text:span text:style-name="MT3"><text:tab/> <text:s/><text:tab/></text:span><text:page-number text:select-page="current">3</text:page-number></text:p>
        <text:p text:style-name="MP4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1-16T11:05:19.597000000</dc:date>
    <meta:editing-duration>PT22H29M48S</meta:editing-duration>
    <meta:editing-cycles>29</meta:editing-cycles>
    <meta:document-statistic meta:table-count="0" meta:image-count="0" meta:object-count="0" meta:page-count="3" meta:paragraph-count="36" meta:word-count="872" meta:character-count="5681" meta:non-whitespace-character-count="4822"/>
  </office:meta>
</office:document-meta>
</file>